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f98" officeooo:paragraph-rsid="00150e2c"/>
    </style:style>
    <style:style style:name="P2" style:family="paragraph" style:parent-style-name="Standard">
      <style:text-properties officeooo:rsid="00150e2c" officeooo:paragraph-rsid="00150e2c"/>
    </style:style>
    <style:style style:name="P3" style:family="paragraph" style:parent-style-name="Standard">
      <style:text-properties officeooo:rsid="0016594f" officeooo:paragraph-rsid="0016594f"/>
    </style:style>
    <style:style style:name="P4" style:family="paragraph" style:parent-style-name="Standard">
      <style:text-properties officeooo:rsid="0016af0d" officeooo:paragraph-rsid="0016af0d"/>
    </style:style>
    <style:style style:name="P5" style:family="paragraph" style:parent-style-name="Standard">
      <style:text-properties officeooo:rsid="00187673" officeooo:paragraph-rsid="00187673"/>
    </style:style>
    <style:style style:name="P6" style:family="paragraph" style:parent-style-name="Standard">
      <style:text-properties officeooo:rsid="0019a9f3" officeooo:paragraph-rsid="0019a9f3"/>
    </style:style>
    <style:style style:name="P7" style:family="paragraph" style:parent-style-name="Standard">
      <style:text-properties officeooo:rsid="001a463c" officeooo:paragraph-rsid="001a463c"/>
    </style:style>
    <style:style style:name="P8" style:family="paragraph" style:parent-style-name="Standard">
      <style:text-properties officeooo:rsid="001b5156" officeooo:paragraph-rsid="001b5156"/>
    </style:style>
    <style:style style:name="P9" style:family="paragraph" style:parent-style-name="Standard">
      <style:text-properties officeooo:rsid="001e716d" officeooo:paragraph-rsid="001e716d"/>
    </style:style>
    <style:style style:name="T1" style:family="text">
      <style:text-properties officeooo:rsid="0016594f"/>
    </style:style>
    <style:style style:name="T2" style:family="text">
      <style:text-properties officeooo:rsid="001c06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gout pour l'Antique, la grande sculpture à Florence 1400-1450</text:p>
      <text:p text:style-name="P1"><text:tab/>Donatello...</text:p>
      <text:p text:style-name="P1"><text:tab/>maitriser composition sculpture</text:p>
      <text:p text:style-name="P1"/>
      <text:p text:style-name="P1"/>
      <text:p text:style-name="P2">expo : La fonte du bronze au XV° siècle</text:p>
      <text:p text:style-name="P2"/>
      <text:p text:style-name="P2">nouvelle image du temps (nouvelles découvertes + inspiration antique)</text:p>
      <text:p text:style-name="P2"/>
      <text:p text:style-name="P2">Petrarque oppose ma à antique (il visite ruine rome), rénovation grandeur passée</text:p>
      <text:p text:style-name="P2">Florence se rétablis après peste et reste pouvoir important avec Médicis</text:p>
      <text:p text:style-name="P2"/>
      <text:p text:style-name="P2">1:Les Portes du Paradis, <text:span text:style-name="T1">Lorenzo Ghiberti</text:span></text:p>
      <text:p text:style-name="P2">porte baptistère de florence, concour <text:span text:style-name="T1">(idée reprise de Sienne)</text:span></text:p>
      <text:p text:style-name="P3">plusieurs niveaux de reliefs</text:p>
      <text:p text:style-name="P3"><text:a xlink:type="simple" xlink:href="https://wikimonde.com/article/Porte_du_Paradis" text:style-name="Internet_20_link" text:visited-style-name="Visited_20_Internet_20_Link">https://wikimonde.com/article/Porte_du_Paradis</text:a></text:p>
      <text:p text:style-name="P3"/>
      <text:p text:style-name="P3">2:Le Banquet d'Hérode, Donatello</text:p>
      <text:p text:style-name="P3">point de fuite centré</text:p>
      <text:p text:style-name="P3">ligne suivent décor archi</text:p>
      <text:p text:style-name="P3">détail : ménade dansante antique</text:p>
      <text:p text:style-name="P3"/>
      <text:p text:style-name="P3">3:Filippo Lippi,fresque cathédrale de Prato</text:p>
      <text:p text:style-name="P3"/>
      <text:p text:style-name="P3">4:Donatello, Miracle de l'ânesse de Rimini, Bas Relief de la Basilique de Padoue, v.1447-1450</text:p>
      <text:p text:style-name="P3">même tech que banquet : +riche et +complexe+expréssif</text:p>
      <text:p text:style-name="P4">détail:drapé mouillé?</text:p>
      <text:p text:style-name="P4"/>
      <text:p text:style-name="P4">Ghiberti et Donatello = retour de la <text:s/>statuaire en bronze</text:p>
      <text:p text:style-name="P4">Saint Jean Baptiste (255cm) plus grande ronde bosse faite à Florence</text:p>
      <text:p text:style-name="P4">et</text:p>
      <text:p text:style-name="P4">Saint Louis de Toulouse, brnze doré+argent+émaux+cristaux de roche</text:p>
      <text:p text:style-name="P4">drapé gothique+geste orateur romain de bénédiction</text:p>
      <text:p text:style-name="P4"/>
      <text:p text:style-name="P4">David par Donatello = premier grand bronze nu fondu depuis l'antiquité </text:p>
      <text:p text:style-name="P4">commande des Médicis/symbolisme civique</text:p>
      <text:p text:style-name="P4">laurier victoire (assure libertée florentin après guerre)</text:p>
      <text:p text:style-name="P4">"citoyens soyez vainceur"</text:p>
      <text:p text:style-name="P4"/>
      <text:p text:style-name="P4">Donatello = Judith et Holopherme</text:p>
      <text:p text:style-name="P4">bronze fondu, doré et ciselé</text:p>
      <text:p text:style-name="P4">vétue à l'antique</text:p>
      <text:p text:style-name="P4"/>
      <text:p text:style-name="P4">David au Palais du Bargello (Verochio)</text:p>
      <text:p text:style-name="P4">même style que celui de Donatello</text:p>
      <text:p text:style-name="P4">audace adolescente</text:p>
      <text:p text:style-name="P4">toujours a but po</text:p>
      <text:p text:style-name="P4">abandon nudité</text:p>
      <text:p text:style-name="P4"/>
      <text:p text:style-name="P5">Politisation de l'art</text:p>
      <text:p text:style-name="P5">Statue équestre monumentale</text:p>
      <text:p text:style-name="P5">comme en rome antique au III° siècle</text:p>
      <text:p text:style-name="P6"><text:soft-page-break/>n'avait pas était oublié au ma juste plus grossier (charle le chauve très petit) à cause perte technique travail bronze</text:p>
      <text:p text:style-name="P6"/>
      <text:p text:style-name="P6">Le "Gattamelata" Donatello (Pizza del Santo)</text:p>
      <text:p text:style-name="P6">figure de méduse sur cuirrace</text:p>
      <text:p text:style-name="P7">support sous sabot cartrop fat</text:p>
      <text:p text:style-name="P7"/>
      <text:p text:style-name="P8">statue équestre Calleoni = post mortem <text:s/><text:span text:style-name="T2">(apogée technique bronze monumentale politisé)</text:span></text:p>
      <text:p text:style-name="P8"/>
      <text:p text:style-name="P9">La médaille commémorative de la Conjuration des Pazzi Giovanni</text:p>
      <text:p text:style-name="P9"/>
      <text:p text:style-name="P9"/>
      <text:p text:style-name="P9"/>
      <text:p text:style-name="P9"/>
      <text:p text:style-name="P9"/>
      <text:p text:style-name="P9">Florence ; lieu de dép<text:tab/>rt ren<text:tab/>issance avec sculpture en fonte de bron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39S</meta:editing-duration>
    <meta:editing-cycles>11</meta:editing-cycles>
    <meta:generator>LibreOffice/5.3.6.1$Windows_x86 LibreOffice_project/686f202eff87ef707079aeb7f485847613344eb7</meta:generator>
    <dc:date>2018-01-29T14:21:20.287000000</dc:date>
    <meta:document-statistic meta:table-count="0" meta:image-count="0" meta:object-count="0" meta:page-count="2" meta:paragraph-count="46" meta:word-count="298" meta:character-count="2023" meta:non-whitespace-character-count="1766"/>
    <meta:user-defined meta:name="Info 1"/>
    <meta:user-defined meta:name="Info 2"/>
    <meta:user-defined meta:name="Info 3"/>
    <meta:user-defined meta:name="Info 4"/>
  </office:meta>
</office:document-meta>
</file>